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1914e"/>
    </style:style>
    <style:style style:name="P2" style:family="paragraph" style:parent-style-name="Standard">
      <style:text-properties style:font-name="Liberation Serif" officeooo:paragraph-rsid="0021914e"/>
    </style:style>
    <style:style style:name="P3" style:family="paragraph" style:parent-style-name="Standard">
      <style:text-properties style:font-name="Liberation Serif" officeooo:rsid="0021418f" officeooo:paragraph-rsid="0021914e"/>
    </style:style>
    <style:style style:name="P4" style:family="paragraph" style:parent-style-name="Standard">
      <style:text-properties style:font-name="Liberation Serif" officeooo:paragraph-rsid="0025a79f"/>
    </style:style>
    <style:style style:name="P5" style:family="paragraph" style:parent-style-name="Standard">
      <style:text-properties style:font-name="Liberation Serif" officeooo:rsid="0025a79f" officeooo:paragraph-rsid="0025a79f"/>
    </style:style>
    <style:style style:name="P6" style:family="paragraph" style:parent-style-name="Standard">
      <style:text-properties style:font-name="Liberation Serif" officeooo:rsid="0025a79f" officeooo:paragraph-rsid="0025a79f"/>
    </style:style>
    <style:style style:name="P7" style:family="paragraph" style:parent-style-name="Standard">
      <style:text-properties style:font-name="Liberation Serif" officeooo:rsid="0025a79f" officeooo:paragraph-rsid="00270d5b"/>
    </style:style>
    <style:style style:name="P8" style:family="paragraph" style:parent-style-name="Standard">
      <style:text-properties style:font-name="Liberation Serif" officeooo:rsid="0025a79f" officeooo:paragraph-rsid="0028c11f"/>
    </style:style>
    <style:style style:name="P9" style:family="paragraph" style:parent-style-name="Standard">
      <style:text-properties style:font-name="Liberation Serif" officeooo:rsid="0025a79f" officeooo:paragraph-rsid="002c2544"/>
    </style:style>
    <style:style style:name="P10" style:family="paragraph" style:parent-style-name="Standard">
      <style:text-properties style:font-name="Liberation Serif" officeooo:rsid="0025a79f" officeooo:paragraph-rsid="00305c90"/>
    </style:style>
    <style:style style:name="P11" style:family="paragraph" style:parent-style-name="Standard">
      <style:text-properties style:font-name="Liberation Serif" officeooo:rsid="00305c90" officeooo:paragraph-rsid="00305c90"/>
    </style:style>
    <style:style style:name="P12" style:family="paragraph" style:parent-style-name="Standard">
      <style:text-properties officeooo:rsid="001deab7" officeooo:paragraph-rsid="0021914e"/>
    </style:style>
    <style:style style:name="P13" style:family="paragraph" style:parent-style-name="Standard">
      <style:text-properties officeooo:rsid="00270d5b" officeooo:paragraph-rsid="00270d5b"/>
    </style:style>
    <style:style style:name="P14" style:family="paragraph" style:parent-style-name="Standard">
      <style:text-properties officeooo:paragraph-rsid="0028c11f"/>
    </style:style>
    <style:style style:name="P15" style:family="paragraph" style:parent-style-name="Standard">
      <style:text-properties style:font-name="Liberation Serif" officeooo:rsid="0025a79f" officeooo:paragraph-rsid="0025a79f"/>
    </style:style>
    <style:style style:name="P16" style:family="paragraph" style:parent-style-name="Standard">
      <style:text-properties officeooo:paragraph-rsid="002c5245"/>
    </style:style>
    <style:style style:name="P17" style:family="paragraph" style:parent-style-name="Standard">
      <style:text-properties officeooo:paragraph-rsid="002d8105"/>
    </style:style>
    <style:style style:name="T1" style:family="text">
      <style:text-properties officeooo:rsid="001deab7"/>
    </style:style>
    <style:style style:name="T2" style:family="text">
      <style:text-properties officeooo:rsid="0022525d"/>
    </style:style>
    <style:style style:name="T3" style:family="text">
      <style:text-properties officeooo:rsid="0021b797"/>
    </style:style>
    <style:style style:name="T4" style:family="text">
      <style:text-properties officeooo:rsid="00252129"/>
    </style:style>
    <style:style style:name="T5" style:family="text">
      <style:text-properties officeooo:rsid="0021914e"/>
    </style:style>
    <style:style style:name="T6" style:family="text">
      <style:text-properties style:font-name="Liberation Serif"/>
    </style:style>
    <style:style style:name="T7" style:family="text">
      <style:text-properties style:font-name="Liberation Serif" officeooo:rsid="001deab7"/>
    </style:style>
    <style:style style:name="T8" style:family="text">
      <style:text-properties style:font-name="Liberation Serif" officeooo:rsid="0022525d"/>
    </style:style>
    <style:style style:name="T9" style:family="text">
      <style:text-properties style:font-name="Liberation Serif" officeooo:rsid="0021914e"/>
    </style:style>
    <style:style style:name="T10" style:family="text">
      <style:text-properties style:font-name="Liberation Serif" officeooo:rsid="0028c11f"/>
    </style:style>
    <style:style style:name="T11" style:family="text">
      <style:text-properties style:font-name="Liberation Serif" officeooo:rsid="002c5245"/>
    </style:style>
    <style:style style:name="T12" style:family="text">
      <style:text-properties style:font-name="Liberation Serif" officeooo:rsid="0025a79f"/>
    </style:style>
    <style:style style:name="T13" style:family="text">
      <style:text-properties style:font-name="Liberation Serif" officeooo:rsid="002d8105"/>
    </style:style>
    <style:style style:name="T14" style:family="text">
      <style:text-properties officeooo:rsid="0022a06e"/>
    </style:style>
    <style:style style:name="T15" style:family="text">
      <style:text-properties officeooo:rsid="00245349"/>
    </style:style>
    <style:style style:name="T16" style:family="text">
      <style:text-properties fo:color="#ff33ff" officeooo:rsid="0022a06e"/>
    </style:style>
    <style:style style:name="T17" style:family="text">
      <style:text-properties fo:color="#ff33ff" officeooo:rsid="0021914e"/>
    </style:style>
    <style:style style:name="T18" style:family="text">
      <style:text-properties officeooo:rsid="00270d5b"/>
    </style:style>
    <style:style style:name="T19" style:family="text">
      <style:text-properties style:font-name="Liberation Serif"/>
    </style:style>
    <style:style style:name="T20" style:family="text">
      <style:text-properties style:font-name="Liberation Serif" officeooo:rsid="0028c11f"/>
    </style:style>
    <style:style style:name="T21" style:family="text">
      <style:text-properties style:font-name="Liberation Serif" officeooo:rsid="002d8105"/>
    </style:style>
    <style:style style:name="T22" style:family="text">
      <style:text-properties style:font-name="Liberation Serif" officeooo:rsid="002ee8d3"/>
    </style:style>
    <style:style style:name="T23" style:family="text">
      <style:text-properties officeooo:rsid="002c2544"/>
    </style:style>
    <style:style style:name="T24" style:family="text">
      <style:text-properties officeooo:rsid="002c5245"/>
    </style:style>
    <style:style style:name="T25" style:family="text">
      <style:text-properties officeooo:rsid="00305c90"/>
    </style:style>
    <style:style style:name="T26" style:family="text">
      <style:text-properties fo:background-color="#ff3399" loext:char-shading-value="0"/>
    </style:style>
    <style:style style:name="T27" style:family="text">
      <style:text-properties officeooo:rsid="00305c90" fo:background-color="#ff3399"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PONSES AUX QUESTIONS POSEES DURANT LE PROJET</text:p>
      <text:p text:style-name="P12"/>
      <text:p text:style-name="P12"/>
      <text:p text:style-name="P12"/>
      <text:p text:style-name="P13">SEMAINE 1 :</text:p>
      <text:p text:style-name="P1"/>
      <text:p text:style-name="P1"><text:span text:style-name="T7">1.1 <text:s/></text:span><text:span text:style-name="T6">L'algorithme de «clamping» de la position devra être appliqué dans d'autres contextes que celui de la construction. Comment le coder pour que sa réutilisation dans une autre méthode de la classe </text:span><text:span text:style-name="Teletype"><text:span text:style-name="T6">Collider</text:span></text:span><text:span text:style-name="T6"> n'implique pas de duplication de code ?</text:span></text:p>
      <text:p text:style-name="P2"/>
      <text:p text:style-name="P2">→<text:span text:style-name="T1"> Il s'agira ici de définir l'algorithme clamping comme une méthode publique incluse dans la classe Collider. On pourra donc faire appel au clamping à tout moments dans d'autres méthodes de la classe.</text:span></text:p>
      <text:p text:style-name="P2"/>
      <text:p text:style-name="P2"/>
      <text:p text:style-name="P2"><text:span text:style-name="T1">1.2 <text:s/></text:span>Comment utiliser des boucles pour éviter d'avoir un code trop répétitif dans la mise en oeuvre de cet algorithme  ?</text:p>
      <text:p text:style-name="P3"/>
      <text:p text:style-name="P3">→ Nous allons représenter les différentes valeurs possibles pour « to » et les distances respectives <text:span text:style-name="T3">à</text:span> from sous forme de vector, il <text:span text:style-name="T4">faudra ensuite</text:span> itérer au moyen d'une boucle for sur les valeurs du tableau pour <text:span text:style-name="T5">trouver la distance minimale et à quel vecteur To elle </text:span>correspond, le plus proche du from. </text:p>
      <text:p text:style-name="P2"/>
      <text:p text:style-name="P2"/>
      <text:p text:style-name="P2"><text:span text:style-name="T1">1.3 <text:s/></text:span>Quels arguments de méthodes, parmi celles qu'il vous été demandé de coder ci-dessus, vous semble-t-il judicieux de passer par référence constante ?</text:p>
      <text:p text:style-name="P2"/>
      <text:p text:style-name="P2">→ <text:span text:style-name="T5">Les arguments de la méthode directionTo, ainsi que directionTo surchargée, ceux de la méthode distanceTo, de la surcharge de l'opérateur += <text:s/>et de move non surchargée vis à vis de l'opérateur += <text:s/>peuvent être passés par référence constante car les méthodes respectives ne changent <text:s/>les valeurs des arguments: elles ne font que les utiliser dans d'autres objectifs que celui de les modifier : calculs, etc...</text:span></text:p>
      <text:p text:style-name="P2"/>
      <text:p text:style-name="P2"/>
      <text:p text:style-name="P1"><text:span text:style-name="T7">1.4 <text:s/></text:span><text:span text:style-name="T6">Quelles méthodes parmi celles que l'on vous a demandé de coder ci-dessus vous semble-t-il judicieux de déclarer comme </text:span><text:span text:style-name="Teletype"><text:span text:style-name="T6">const</text:span></text:span><text:span text:style-name="T6"> ?</text:span></text:p>
      <text:p text:style-name="P2"/>
      <text:p text:style-name="P2">→ <text:span text:style-name="T5">De la même manière, toutes les méthodes à l'exception de la méthode move et de sa surcharge via l'opérateur += peuvent être déclarées comme const: elles ne modifient rien aux attributs de la classe. (</text:span><text:span text:style-name="T17">RIGHT ANSWER</text:span><text:span text:style-name="T5">?)</text:span></text:p>
      <text:p text:style-name="P2"/>
      <text:p text:style-name="P2"/>
      <text:p text:style-name="P1"><text:span text:style-name="T8">1.5 <text:s/></text:span><text:span text:style-name="T6">Comment coder les trois opérateurs précédemment décrits en évitant toute duplication de code dans le fichier </text:span><text:span text:style-name="Teletype"><text:span text:style-name="T6">Collider.cpp</text:span></text:span><text:span text:style-name="T6"> ?</text:span></text:p>
      <text:p text:style-name="P2"/>
      <text:p text:style-name="P2">→ <text:span text:style-name="T14">Pour éviter toute duplication du code, il faudra simplement que les méthodes retournent un appel aux méthodes booléennes codées précedemment : isColliding, isPointinside, isColliderinside.</text:span></text:p>
      <text:p text:style-name="P2"/>
      <text:p text:style-name="P2"/>
      <text:p text:style-name="P2"><text:span text:style-name="T2">1.6 <text:s/></text:span>Quelle surcharge choisissez-vous pour les opérateurs qu'il vous a été demandé de coder (interne ou externe) et comment justifiez-vous ce choix ?</text:p>
      <text:p text:style-name="P2"/>
      <text:p text:style-name="P2"><text:soft-page-break/>→ <text:span text:style-name="T14">Nous opterons pour des surcharges interne pour les deux opérateurs &gt; et | et une surcharge externe pour l'opérateur “ (</text:span><text:span text:style-name="T16">WHY</text:span><text:span text:style-name="T14">?)</text:span></text:p>
      <text:p text:style-name="P2"/>
      <text:p text:style-name="P2"/>
      <text:p text:style-name="P2"><text:span text:style-name="T5">1.7 <text:s/></text:span>Quels arguments de méthodes, parmi celles qu'il vous été demandé de coder ci-dessus, vous semble-t-il judicieux de passer par référence constante ?</text:p>
      <text:p text:style-name="P2"/>
      <text:p text:style-name="P4">→ <text:span text:style-name="T15">Il semble judicieux de passer par référence les arguments de toutes les méthodes : aucune des méthodes ne fait d'opérations modifiant les arguments donnés.</text:span></text:p>
      <text:p text:style-name="P2"/>
      <text:p text:style-name="P2"/>
      <text:p text:style-name="P1"><text:span text:style-name="T9">1.8 <text:s/></text:span><text:span text:style-name="T6">Quelles méthodes parmi celles que l'on vous a demandé de coder ci-dessus vous semble-t-il judicieux de déclarer comme </text:span><text:span text:style-name="Teletype"><text:span text:style-name="T6">const</text:span></text:span><text:span text:style-name="T6"> ?</text:span></text:p>
      <text:p text:style-name="P5"/>
      <text:p text:style-name="P5">→Ici encore, toutes les méthodes, à l'exception de la surcharge de &lt;&lt; <text:s/>(peuvent être déclarées comme const: elles ne modifient rien aux attributs de la classe.</text:p>
      <text:p text:style-name="P5"/>
      <text:p text:style-name="P5"/>
      <text:p text:style-name="P5">S<text:span text:style-name="T18">EMAINE 2 &amp; 3:</text:span></text:p>
      <text:p text:style-name="P5"/>
      <text:p text:style-name="P5"><text:span text:style-name="T18">2.1 </text:span><text:span text:style-name="T6">Quelle taille donnez-vous à </text:span><text:span text:style-name="Teletype"><text:span text:style-name="T6">cells_</text:span></text:span><text:span text:style-name="T6">?</text:span></text:p>
      <text:p text:style-name="P5"/>
      <text:p text:style-name="P7">→<text:span text:style-name="T18">En toute logique, la taille correspond à l'indice maximum que peut prendre une cellule dans <text:s/>cells_. Elle sera donc du nombre de cellules par ligne au carré (nombre de cellules existantes).</text:span></text:p>
      <text:p text:style-name="P7"/>
      <text:p text:style-name="P7"/>
      <text:p text:style-name="P14"><text:span text:style-name="T10">2.2 </text:span><text:span text:style-name="T6">Ecrire </text:span><text:span text:style-name="Teletype"><text:span text:style-name="T6">getAppConfig()["simulation"]["world"]</text:span></text:span><text:span text:style-name="T6"> partout où l'on souhaite accéder à des paramètres du terrain est fastidieux. Comment proposez-vous de faciliter l'accès aux paramètre</text:span><text:span text:style-name="T10">s ?</text:span></text:p>
      <text:p text:style-name="P17"/>
      <text:p text:style-name="P17"><text:span text:style-name="T12">→</text:span><text:span text:style-name="T13">Nous avons construit une méthode simulationWorld dans la classe World qui retourne la j::Value correspondant à </text:span><text:span text:style-name="Teletype"><text:span text:style-name="T13">getAppConfig()["simulation"]["world"]. Il suffira alors de faire appel à la fonction puis de préciser quelle </text:span></text:span><text:span text:style-name="Teletype"><text:span text:style-name="T22">valeur nous souhaitons obtenir.</text:span></text:span></text:p>
      <text:p text:style-name="P8"/>
      <text:p text:style-name="P8"/>
      <text:p text:style-name="P8"><text:span text:style-name="T23">2.3 </text:span>Quelles méthodes seront invoquées pour réaliser ces initialisations et dans quel ordre?</text:p>
      <text:p text:style-name="P9"/>
      <text:p text:style-name="P10">→<text:span text:style-name="T25">Nous invoquerons les méthodes suivantes dans l'ordre dans lequel elles sont présentées :</text:span></text:p>
      <text:p text:style-name="P11"><text:tab/>reloadConfig,</text:p>
      <text:p text:style-name="P11"><text:tab/>reloadCacheStructure,</text:p>
      <text:p text:style-name="P11"><text:tab/>updateCache. </text:p>
      <text:p text:style-name="P9"/>
      <text:p text:style-name="P9"/>
      <text:p text:style-name="P16"><text:span text:style-name="T11">2.4 Q</text:span>uel est l'avantage d'utiliser ces méthodes plutôt que d'associer au flot de lecture, la chaîne de caractère <text:span text:style-name="Teletype"><text:span text:style-name="T6">"res/world.map"</text:span></text:span><text:span text:style-name="T6"> </text:span>directement ?</text:p>
      <text:p text:style-name="P16"/>
      <text:p text:style-name="P10">→<text:span text:style-name="T25">Ces méthodes permettent de changer, déplacer, <text:s/>renommer les fichiers sources utilisés, <text:s/>sans qu'il soit nécessaire au programmeur utilisateur de devoir changer à nouveau la chaîne de caractère associée au flot de lecture.</text:span></text:p>
      <text:p text:style-name="P16"/>
      <text:p text:style-name="P16"/>
      <text:p text:style-name="P16"><text:span text:style-name="T24">2.5 Q</text:span>ue doit faire la méthode <text:span text:style-name="Teletype"><text:span text:style-name="T6">loadFromFile</text:span></text:span> pour mettre à jour les attributs nécessaires au rendu graphique du terrain après l'initialisation de <text:span text:style-name="Teletype"><text:span text:style-name="T6">cells</text:span></text:span><text:span text:style-name="Teletype">_</text:span> depuis un fichier ?</text:p>
      <text:p text:style-name="P10"><text:soft-page-break/>→<text:span text:style-name="T26">N</text:span><text:span text:style-name="T27">O IDEA</text:span></text:p>
      <text:p text:style-name="P16"/>
      <text:p text:style-name="P16"/>
      <text:p text:style-name="P8"/>
      <text:p text:style-name="P8"><text:span text:style-name="T10"/></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27:12.208856433</meta:creation-date>
    <meta:generator>LibreOffice/4.2.8.2$Linux_X86_64 LibreOffice_project/420m0$Build-2</meta:generator>
    <dc:date>2016-03-25T13:51:46.091290396</dc:date>
    <meta:editing-duration>P2DT23H26M10S</meta:editing-duration>
    <meta:editing-cycles>9</meta:editing-cycles>
    <meta:document-statistic meta:table-count="0" meta:image-count="0" meta:object-count="0" meta:page-count="3" meta:paragraph-count="32" meta:word-count="697" meta:character-count="4479" meta:non-whitespace-character-count="3793"/>
  </office:meta>
</office:document-meta>
</file>